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dea23" style:font-size-asian="14pt" style:font-size-complex="14pt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fe488" style:font-size-asian="14pt" style:font-size-complex="14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945b8" style:font-size-asian="14pt" style:font-size-complex="14pt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2cdea2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2820b" style:font-size-asian="14pt" style:font-size-complex="14pt"/>
    </style:style>
    <style:style style:name="P8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8b50d" officeooo:paragraph-rsid="0042820b" style:font-size-asian="14pt" style:font-size-complex="14pt"/>
    </style:style>
    <style:style style:name="P9" style:family="paragraph" style:parent-style-name="Text_20_body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size="14pt" fo:font-style="italic" fo:font-weight="bold" officeooo:rsid="002789f0" officeooo:paragraph-rsid="003d67f1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1c3ee7"/>
    </style:style>
    <style:style style:name="P11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12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28d6ad" officeooo:paragraph-rsid="0028d6ad" style:font-size-asian="14pt" style:font-size-complex="14pt"/>
    </style:style>
    <style:style style:name="P13" style:family="paragraph" style:parent-style-name="Text_20_body" style:list-style-name="L1">
      <loext:graphic-properties draw:fill-gradient-name="Gradient_20_4" draw:fill-hatch-name="hatch"/>
      <style:paragraph-properties fo:margin-top="0cm" fo:margin-bottom="0.499cm" style:contextual-spacing="false" fo:line-height="200%"/>
      <style:text-properties fo:font-size="14pt" officeooo:rsid="0028d6ad" officeooo:paragraph-rsid="0028d6ad" style:font-size-asian="14pt" style:font-size-complex="14pt"/>
    </style:style>
    <style:style style:name="P14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3dea23" officeooo:paragraph-rsid="003dea23" style:font-size-asian="14pt" style:font-size-complex="14pt"/>
    </style:style>
    <style:style style:name="P15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4ae632" style:font-size-asian="14pt" style:font-size-complex="14pt"/>
    </style:style>
    <style:style style:name="P16" style:family="paragraph" style:parent-style-name="Text_20_body">
      <loext:graphic-properties draw:fill-gradient-name="Gradient_20_2" draw:fill-hatch-name="hatch"/>
      <style:paragraph-properties fo:margin-top="0.101cm" fo:margin-bottom="0.101cm" style:contextual-spacing="false" fo:line-height="200%"/>
      <style:text-properties fo:font-size="14pt" officeooo:paragraph-rsid="004ae632" style:font-size-asian="14pt" style:font-size-complex="14pt"/>
    </style:style>
    <style:style style:name="P17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b402e" style:font-size-asian="14pt" style:font-size-complex="14pt"/>
    </style:style>
    <style:style style:name="P18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19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paragraph-rsid="002789f0" style:font-size-asian="14pt" style:font-size-complex="14pt"/>
    </style:style>
    <style:style style:name="P20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style:page-number="auto" fo:background-color="transparent"/>
      <style:text-properties fo:font-size="14pt" officeooo:rsid="0049a05d" officeooo:paragraph-rsid="003d67f1" style:font-size-asian="14pt" style:font-size-complex="14pt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fo:font-weight="bold" officeooo:paragraph-rsid="004b402e" style:font-size-asian="14pt" style:font-weight-asian="bold" style:font-size-complex="14pt" style:font-weight-complex="bold"/>
    </style:style>
    <style:style style:name="P22" style:family="paragraph" style:parent-style-name="Text_20_body" style:list-style-name="L2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23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24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officeooo:paragraph-rsid="002e001c"/>
    </style:style>
    <style:style style:name="P25" style:family="paragraph" style:parent-style-name="Text_20_body" style:list-style-name="L3"/>
    <style:style style:name="P26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4b402e"/>
    </style:style>
    <style:style style:name="T1" style:family="text">
      <style:text-properties officeooo:rsid="0048b50d"/>
    </style:style>
    <style:style style:name="T2" style:family="text">
      <style:text-properties officeooo:rsid="004a9431"/>
    </style:style>
    <style:style style:name="T3" style:family="text">
      <style:text-properties officeooo:rsid="003f303a"/>
    </style:style>
    <style:style style:name="T4" style:family="text">
      <style:text-properties officeooo:rsid="00382517"/>
    </style:style>
    <style:style style:name="T5" style:family="text">
      <style:text-properties officeooo:rsid="001c3ee7"/>
    </style:style>
    <style:style style:name="T6" style:family="text">
      <style:text-properties officeooo:rsid="0025b43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dea23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5b437" style:font-weight-asian="bold" style:font-weight-complex="bold"/>
    </style:style>
    <style:style style:name="T12" style:family="text">
      <style:text-properties fo:font-weight="bold" officeooo:rsid="002fe488" style:font-weight-asian="bold" style:font-weight-complex="bold"/>
    </style:style>
    <style:style style:name="T13" style:family="text">
      <style:text-properties fo:font-weight="bold" officeooo:rsid="004945b8" style:font-weight-asian="bold" style:font-weight-complex="bold"/>
    </style:style>
    <style:style style:name="T14" style:family="text">
      <style:text-properties officeooo:rsid="002c8a67"/>
    </style:style>
    <style:style style:name="T15" style:family="text">
      <style:text-properties officeooo:rsid="002cdea2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officeooo:rsid="0032b6a9"/>
    </style:style>
    <style:style style:name="T19" style:family="text">
      <style:text-properties officeooo:rsid="0035852a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4945b8" style:font-weight-asian="normal" style:font-weight-complex="normal"/>
    </style:style>
    <style:style style:name="T22" style:family="text">
      <style:text-properties officeooo:rsid="003a90dc"/>
    </style:style>
    <style:style style:name="T23" style:family="text">
      <style:text-properties officeooo:rsid="003ad9c3"/>
    </style:style>
    <style:style style:name="T24" style:family="text">
      <style:text-properties officeooo:rsid="003dea23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officeooo:rsid="0042820b"/>
    </style:style>
    <style:style style:name="T27" style:family="text">
      <style:text-properties officeooo:rsid="002862eb"/>
    </style:style>
    <style:style style:name="T28" style:family="text">
      <style:text-properties officeooo:rsid="0043e5b2"/>
    </style:style>
    <style:style style:name="T29" style:family="text">
      <style:text-properties officeooo:rsid="004945b8"/>
    </style:style>
    <style:style style:name="T30" style:family="text">
      <style:text-properties officeooo:rsid="0049a05d"/>
    </style:style>
    <style:style style:name="T31" style:family="text">
      <style:text-properties officeooo:rsid="004a7a6a"/>
    </style:style>
    <style:style style:name="T32" style:family="text">
      <style:text-properties officeooo:rsid="004ae632"/>
    </style:style>
    <style:style style:name="T33" style:family="text">
      <style:text-properties officeooo:rsid="004b402e"/>
    </style:style>
    <style:style style:name="T34" style:family="text">
      <style:text-properties officeooo:rsid="002789f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1">Call to Worship</text:span><text:span text:style-name="T6"> (Psalm 147:1-6) / Opening prayer (Douglas M)</text:span></text:p>
      <text:p text:style-name="P16"><text:span text:style-name="T10">Praise: </text:span><text:span text:style-name="Emphasis">How Deep the Father’s Love For Us</text:span><text:line-break/><text:span text:style-name="T10">Bible Reading:</text:span> John 15:1-17 (Seng)<text:line-break/><text:span text:style-name="T10">Sunday School: </text:span>(Mook)<text:line-break/><text:span text:style-name="T10">Praise:</text:span> <text:span text:style-name="Emphasis">Walk in the Light</text:span> (<text:span text:style-name="Emphasis">Rej! 434)</text:span></text:p>
      <text:p text:style-name="P10"><text:span text:style-name="T17">Announcements</text:span><text:span text:style-name="T16"> (John)</text:span></text:p>
      <text:list xml:id="list3736504149" text:style-name="L1">
        <text:list-item>
          <text:p text:style-name="P12"/>
        </text:list-item>
        <text:list-item>
          <text:p text:style-name="P14"/>
        </text:list-item>
        <text:list-item>
          <text:p text:style-name="P13">Morning Tea and fellowship after the service</text:p>
        </text:list-item>
      </text:list>
      <text:p text:style-name="P5"><text:span text:style-name="T13">P</text:span><text:span text:style-name="T10">rayer for the church and the world:</text:span> (<text:span text:style-name="T33">Mook</text:span>)</text:p>
      <text:p text:style-name="P17"><text:span text:style-name="T10">Praise:</text:span> <text:span text:style-name="Emphasis">This Life I Live</text:span> (OFFERING)</text:p>
      <text:p text:style-name="P17"><text:span text:style-name="T12">B</text:span><text:span text:style-name="T10">ible Reading:</text:span> 1 John 2:1-6 (DM)</text:p>
      <text:p text:style-name="P26"><text:span text:style-name="T17">Sermon:</text:span><text:span text:style-name="T16"> “WE KNOW HIM AND SO OBEY HIM” (DM)</text:span></text:p>
      <text:p text:style-name="P17"><text:span text:style-name="T10">Praise:</text:span> <text:span text:style-name="Emphasis">Come, risen Lord (Rej! 355)</text:span></text:p>
      <text:p text:style-name="P21">The Lord’s Supper</text:p>
      <text:p text:style-name="P21">Praise: <text:span text:style-name="T8">O Church Arise</text:span></text:p>
      <text:p text:style-name="P18"><text:span text:style-name="T10">Benediction</text:span> (<text:span text:style-name="T33">DM</text:span>)</text:p>
      <text:p text:style-name="P19"><text:span text:style-name="T34">Opening Prayer </text:span></text:p>
      <text:p text:style-name="P20"><text:span text:style-name="T7"/></text:p>
      <text:p text:style-name="P8"/>
      <text:p text:style-name="P24">Call to Worship (Psalm 147:1-6) / Opening prayer (Douglas M)<text:line-break/>Praise: <text:span text:style-name="Emphasis">How Deep the Father’s Love For Us</text:span><text:line-break/>Bible Reading: John 15:1-17 (Seng T)<text:line-break/>Sunday School (Mook L)<text:line-break/>Praise: <text:span text:style-name="Emphasis">Walk in the Light</text:span> (<text:span text:style-name="Emphasis">Rej! 434)</text:span><text:line-break/>Announcements (John A)<text:line-break/>Prayer for the church and the world  (ML)<text:line-break/>Praise: <text:span text:style-name="Emphasis">This Life I Live</text:span><text:line-break/>Bible reading: 1 John 2:1-6 (DM)<text:line-break/>Sermon: “WE KNOW HIM AND SO OBEY HIM” (DM)<text:line-break/>Praise: <text:span text:style-name="Emphasis">Come, risen Lord (Rej! 355)</text:span><text:line-break/>The Lord’s Supper<text:line-break/>Praise: <text:span text:style-name="Emphasis">O Church Arise</text:span><text:line-break/>Benediction (Douglas M)</text:p>
      <text:p text:style-name="Text_20_body">Sermon Outline<text:line-break/>“WE KNOW HIM AND SO OBEY HIM”   (1 John 2:1-6)<text:line-break/>Introduction</text:p>
      <text:list xml:id="list2030071722" text:style-name="L3">
        <text:list-item>
          <text:p text:style-name="P25">3 Identity Markers of Believers<text:line-break/>- We have come to know Him (v3a)<text:line-break/>- We are in him (v5c)<text:line-break/>- We continue/abide in Him (v6a)</text:p>
        </text:list-item>
        <text:list-item>
          <text:p text:style-name="P25">3 Visible Results of These<text:line-break/>- We keep His commands (v3b + v4)<text:line-break/>- We keep His word/message (5a)<text:line-break/>- We live in a Christlike way (v6b)</text:p>
        </text:list-item>
      </text:list>
      <text:p text:style-name="Text_20_body">Conclusion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ae632"/>
    </style:style>
    <style:style style:name="MT2" style:family="text">
      <style:text-properties officeooo:rsid="003f303a"/>
    </style:style>
    <style:style style:name="MT3" style:family="text">
      <style:text-properties officeooo:rsid="00382517"/>
    </style:style>
    <style:style style:name="MT4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5</text:span><text:span text:style-name="MT2">th</text:span> <text:span text:style-name="MT3">Ma</text:span><text:span text:style-name="MT1">y</text:span> 202<text:span text:style-name="MT4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5-04T23:10:12.632212049</dc:date>
    <meta:editing-duration>PT5H24M41S</meta:editing-duration>
    <meta:editing-cycles>39</meta:editing-cycles>
    <meta:generator>LibreOffice/7.3.7.2$Linux_X86_64 LibreOffice_project/30$Build-2</meta:generator>
    <meta:print-date>2024-02-03T21:06:33.278074986</meta:print-date>
    <meta:document-statistic meta:table-count="0" meta:image-count="0" meta:object-count="0" meta:page-count="3" meta:paragraph-count="21" meta:word-count="247" meta:character-count="1349" meta:non-whitespace-character-count="1122"/>
  </office:meta>
</office:document-meta>
</file>